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OT per BNB spi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ut</text:p>
          </table:table-cell>
        </table:table-row>
        <table:table-row table:style-name="ro1">
          <table:table-cell table:style-name="ce1" office:value-type="float" office:value="5000000000000" calcext:value-type="float">
            <text:p>5.00E+12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E per 1e20 POT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48.5" calcext:value-type="float">
            <text:p>48.5</text:p>
          </table:table-cell>
          <table:table-cell/>
          <table:table-cell office:value-type="float" office:value="232.5" calcext:value-type="float">
            <text:p>232.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ducial volume factor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formula="of:=[.E12]/[.C12]" office:value-type="float" office:value="0.787434895833333" calcext:value-type="float">
            <text:p>0.787434895833333</text:p>
          </table:table-cell>
          <table:table-cell/>
          <table:table-cell office:value-type="float" office:value="1036.8" calcext:value-type="float">
            <text:p>1036.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E events per readout window</text:p>
          </table:table-cell>
          <table:table-cell table:number-columns-repeated="4"/>
        </table:table-row>
        <table:table-row table:style-name="ro1">
          <table:table-cell table:formula="of:=[.A5]/1E+020*[.A2]*[.A8]" office:value-type="float" office:value="0.00000190952962239583" calcext:value-type="float">
            <text:p>1.90952962239583E-06</text:p>
          </table:table-cell>
          <table:table-cell/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l</text:p>
          </table:table-cell>
        </table:table-row>
        <table:table-row table:style-name="ro1">
          <table:table-cell table:number-columns-repeated="2"/>
          <table:table-cell table:formula="of:=[.C2]*[.C5]*[.C8]*0.000001" office:value-type="float" office:value="61.710336" calcext:value-type="float">
            <text:p>61.710336</text:p>
          </table:table-cell>
          <table:table-cell/>
          <table:table-cell table:formula="of:=([.C2]-([.E2]+[.E3]))*([.C5]-([.E5]+[.E6]))*([.C8]-([.E8]+[.E9]))*0.000001" office:value-type="float" office:value="48.592872" calcext:value-type="float">
            <text:p>48.592872</text:p>
          </table:table-cell>
        </table:table-row>
        <table:table-row table:style-name="ro1">
          <table:table-cell office:value-type="string" calcext:value-type="string">
            <text:p>LEE events in active volume</text:p>
          </table:table-cell>
          <table:table-cell table:number-columns-repeated="4"/>
        </table:table-row>
        <table:table-row table:style-name="ro1">
          <table:table-cell table:formula="of:=[.A5]/1E+020*[.A2]" office:value-type="float" office:value="0.000002425" calcext:value-type="float">
            <text:p>2.425E-0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urce: DocDB 1927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21:13:36.794947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3T17:37:35.284068855</meta:creation-date>
    <dc:date>2021-08-04T21:48:26.195655721</dc:date>
    <meta:editing-duration>PT30M54S</meta:editing-duration>
    <meta:editing-cycles>7</meta:editing-cycles>
    <meta:generator>LibreOffice/6.0.7.3$Linux_X86_64 LibreOffice_project/00m0$Build-3</meta:generator>
    <meta:document-statistic meta:table-count="1" meta:cell-count="28" meta:object-count="0"/>
  </office:meta>
</office:document-meta>
</file>